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632ba" officeooo:paragraph-rsid="000632ba"/>
    </style:style>
    <style:style style:name="P2" style:family="paragraph" style:parent-style-name="Preformatted_20_Text">
      <style:text-properties officeooo:rsid="0007d37e" officeooo:paragraph-rsid="0007d37e"/>
    </style:style>
    <style:style style:name="P3" style:family="paragraph" style:parent-style-name="Preformatted_20_Text">
      <style:text-properties officeooo:rsid="000b1def" officeooo:paragraph-rsid="000b1def"/>
    </style:style>
    <style:style style:name="P4" style:family="paragraph" style:parent-style-name="Preformatted_20_Text">
      <style:text-properties officeooo:rsid="000cff70" officeooo:paragraph-rsid="000cff70"/>
    </style:style>
    <style:style style:name="P5" style:family="paragraph" style:parent-style-name="Preformatted_20_Text">
      <style:text-properties officeooo:rsid="000efab6" officeooo:paragraph-rsid="000efab6"/>
    </style:style>
    <style:style style:name="P6" style:family="paragraph" style:parent-style-name="Preformatted_20_Text">
      <style:text-properties fo:font-weight="bold" officeooo:rsid="0016de95" officeooo:paragraph-rsid="0016de95" style:font-weight-asian="bold" style:font-weight-complex="bold"/>
    </style:style>
    <style:style style:name="P7" style:family="paragraph" style:parent-style-name="Preformatted_20_Text">
      <style:text-properties officeooo:rsid="0016de95" officeooo:paragraph-rsid="0016de95"/>
    </style:style>
    <style:style style:name="P8" style:family="paragraph" style:parent-style-name="Preformatted_20_Text">
      <style:text-properties officeooo:rsid="0018d963" officeooo:paragraph-rsid="0018d963"/>
    </style:style>
    <style:style style:name="P9" style:family="paragraph" style:parent-style-name="Preformatted_20_Text">
      <style:text-properties officeooo:rsid="00190534" officeooo:paragraph-rsid="00190534"/>
    </style:style>
    <style:style style:name="P10" style:family="paragraph" style:parent-style-name="Preformatted_20_Text">
      <style:text-properties officeooo:rsid="001a3567" officeooo:paragraph-rsid="001a3567"/>
    </style:style>
    <style:style style:name="P11" style:family="paragraph" style:parent-style-name="Preformatted_20_Text">
      <style:text-properties officeooo:rsid="001c82db" officeooo:paragraph-rsid="001c82db"/>
    </style:style>
    <style:style style:name="P12" style:family="paragraph" style:parent-style-name="Preformatted_20_Text">
      <style:text-properties officeooo:rsid="001c82db" officeooo:paragraph-rsid="001d3f7a"/>
    </style:style>
    <style:style style:name="P13" style:family="paragraph" style:parent-style-name="Preformatted_20_Text">
      <style:text-properties officeooo:rsid="001c82db" officeooo:paragraph-rsid="001e49cb"/>
    </style:style>
    <style:style style:name="P14" style:family="paragraph" style:parent-style-name="Preformatted_20_Text">
      <style:text-properties officeooo:rsid="001c82db" officeooo:paragraph-rsid="002150ca"/>
    </style:style>
    <style:style style:name="P15" style:family="paragraph" style:parent-style-name="Preformatted_20_Text">
      <style:text-properties officeooo:rsid="001c82db" officeooo:paragraph-rsid="00277780"/>
    </style:style>
    <style:style style:name="P16" style:family="paragraph" style:parent-style-name="Preformatted_20_Text">
      <style:text-properties officeooo:rsid="002150ca" officeooo:paragraph-rsid="002150ca"/>
    </style:style>
    <style:style style:name="P17" style:family="paragraph" style:parent-style-name="Preformatted_20_Text">
      <style:text-properties officeooo:rsid="00277780" officeooo:paragraph-rsid="00277780"/>
    </style:style>
    <style:style style:name="P18" style:family="paragraph" style:parent-style-name="Preformatted_20_Text">
      <style:text-properties officeooo:rsid="00277a4a" officeooo:paragraph-rsid="00277a4a"/>
    </style:style>
    <style:style style:name="P19" style:family="paragraph" style:parent-style-name="Preformatted_20_Text">
      <style:text-properties officeooo:rsid="00279f58" officeooo:paragraph-rsid="00279f58"/>
    </style:style>
    <style:style style:name="P20" style:family="paragraph" style:parent-style-name="Preformatted_20_Text">
      <style:text-properties officeooo:rsid="00289698" officeooo:paragraph-rsid="00289698"/>
    </style:style>
    <style:style style:name="P21" style:family="paragraph" style:parent-style-name="Preformatted_20_Text">
      <style:text-properties officeooo:rsid="0029fae9" officeooo:paragraph-rsid="0029fae9"/>
    </style:style>
    <style:style style:name="P22" style:family="paragraph" style:parent-style-name="Preformatted_20_Text">
      <style:text-properties officeooo:rsid="002cd34a" officeooo:paragraph-rsid="002cd34a"/>
    </style:style>
    <style:style style:name="P23" style:family="paragraph" style:parent-style-name="Preformatted_20_Text">
      <style:text-properties officeooo:rsid="000efab6" officeooo:paragraph-rsid="000efab6"/>
    </style:style>
    <style:style style:name="P24" style:family="paragraph" style:parent-style-name="Preformatted_20_Text">
      <style:text-properties officeooo:rsid="002e9087" officeooo:paragraph-rsid="002e9087"/>
    </style:style>
    <style:style style:name="P25" style:family="paragraph" style:parent-style-name="Preformatted_20_Text">
      <style:text-properties officeooo:rsid="002ed78b" officeooo:paragraph-rsid="002ed78b"/>
    </style:style>
    <style:style style:name="P26" style:family="paragraph" style:parent-style-name="Preformatted_20_Text">
      <style:text-properties officeooo:rsid="0030239a" officeooo:paragraph-rsid="0030239a"/>
    </style:style>
    <style:style style:name="P27" style:family="paragraph" style:parent-style-name="Preformatted_20_Text">
      <style:paragraph-properties fo:break-before="page"/>
      <style:text-properties officeooo:rsid="00277780" officeooo:paragraph-rsid="00277780"/>
    </style:style>
    <style:style style:name="T1" style:family="text">
      <style:text-properties officeooo:rsid="0007d37e"/>
    </style:style>
    <style:style style:name="T2" style:family="text">
      <style:text-properties officeooo:rsid="000b1def"/>
    </style:style>
    <style:style style:name="T3" style:family="text">
      <style:text-properties officeooo:rsid="000cff70"/>
    </style:style>
    <style:style style:name="T4" style:family="text">
      <style:text-properties officeooo:rsid="00190534"/>
    </style:style>
    <style:style style:name="T5" style:family="text">
      <style:text-properties officeooo:rsid="001a5941"/>
    </style:style>
    <style:style style:name="T6" style:family="text">
      <style:text-properties officeooo:rsid="001abbf3"/>
    </style:style>
    <style:style style:name="T7" style:family="text">
      <style:text-properties officeooo:rsid="001d3f7a"/>
    </style:style>
    <style:style style:name="T8" style:family="text">
      <style:text-properties officeooo:rsid="002b8296"/>
    </style:style>
    <style:style style:name="T9" style:family="text">
      <style:text-properties officeooo:rsid="002ccd9f"/>
    </style:style>
    <style:style style:name="T10" style:family="text">
      <style:text-properties officeooo:rsid="002ed7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estadístico</text:p>
      <text:p text:style-name="P1"/>
      <text:p text:style-name="P1">Shapiro-Wilk normality test, para ver si los datos siquen una distribución normal.</text:p>
      <text:p text:style-name="P1"/>
      <text:p text:style-name="P1"/>
      <text:p text:style-name="P2">Chequer estabilidad por sesiones para fijar el set de datos a utilizad: Re<text:span text:style-name="T2">g</text:span>resiones lineales s<text:span text:style-name="T2">o</text:span>bre diferentes cantidades de sesiones. </text:p>
      <text:p text:style-name="P2"/>
      <text:p text:style-name="P3">Gaficar las medias de cada Estado: Barras media+SEM</text:p>
      <text:p text:style-name="P2"/>
      <text:p text:style-name="P4">Para descartar la H0(todos los estados son igualmente probables) se utilizó <text:span text:style-name="T1">Friedman's ANOVA (con </text:span>un único <text:span text:style-name="T1">estado dentro de cada factor sujeto) que es una analisis de variaza por rangos.</text:span></text:p>
      <text:p text:style-name="P2">Comparar la tasa de incidencia de los diferentes Estados T R P S: <text:span text:style-name="T3">se empleo multiples comparaciones Post-hoc de a pares utilizando el procedimiento Nemenyi.</text:span></text:p>
      <text:p text:style-name="P5">Two tailed test con bonferroni corection (The Bonferroni correction sets the significance cut-off at α/n. For example, in the example above, with 20 tests and α = 0.05, you’d only reject a null hypothesis if the p-value is less than 0.0025. The Bonferroni correction tends to be a bit too conservative. )</text:p>
      <text:p text:style-name="P5"/>
      <text:p text:style-name="P24">Friedman se utiliza para detectar diferencias entre diferentes tr<text:span text:style-name="T10">atamientos(condiciones experimentales) a través de multiples ensayos. Se ranguea los datos respecto a cada fila(cada columna es una tratamientos) y luego se obtiene el valor del rangueo sumando cada columna.</text:span></text:p>
      <text:p text:style-name="P5"/>
      <text:p text:style-name="P6">Análisis de varianza sobre las probabilidades de elección respecto a estados previos.</text:p>
      <text:p text:style-name="P7">Se utilizará el test G para analizar la varianza de cada probabilidad respecto a una población con distribución uniforme.</text:p>
      <text:p text:style-name="P8">Como existen valores iguales a cero se propone utilizar el test de Chi square. Esta test permite analizar las varianza de un población respecto a una población esperada. A medica que la población discrepa de la esperada la medición cuadr<text:span text:style-name="T4">á</text:span>tica comienza a separarse de Cero y aumenta su valor positivamente. </text:p>
      <text:p text:style-name="P9">Importante, la frecuencia esperada debe ser mayor a 5.</text:p>
      <text:p text:style-name="P9"/>
      <text:p text:style-name="P10">Independencia o medida<text:span text:style-name="T5">s</text:span> repetidas: se utiliza para testear independencia entre sucesos <text:span text:style-name="T5">respecto a un tratamiento determinado</text:span>, como <text:span text:style-name="T5">en el caso</text:span> donde se realiza el m<text:span text:style-name="T5">i</text:span>smo experimento <text:span text:style-name="T5">en</text:span> <text:span text:style-name="T5">dos condiciones</text:span> diferentes <text:span text:style-name="T5">aplicando un tratamiento entre ambos que incrementa el comportamiento evaluado </text:span>y se quiere testear si existe dependencia entre las condiciones y <text:span text:style-name="T5">el tratamientos</text:span>. <text:span text:style-name="T6">Primero hay que testear que no exista tre las diferentes condiciones no existe dependencia</text:span></text:p>
      <text:p text:style-name="P11">La desviación estandar del cambio <text:s/>de comportameinto califica dependiencia entre <text:s/></text:p>
      <text:p text:style-name="P11">si las mediciones son independientes: </text:p>
      <text:p text:style-name="P12"><text:tab/>- los individuos que mostraron un comportamiento en el primer experimento deberían mostrarlo en el segundo. <text:span text:style-name="T7">Si esto pasa la diferencia entre las medias será cercana a cero y la varianza también y por lo tanto una diferencia en media o variaza al aplicar el tratamiento</text:span></text:p>
      <text:p text:style-name="P12"/>
      <text:p text:style-name="P13"><text:span text:style-name="T7">Si los individuos actuan al azar la variaza será grande, entonces la aplicación del tratamento debería reducir la variaza</text:span></text:p>
      <text:p text:style-name="P13"/>
      <text:p text:style-name="P13"/>
      <text:p text:style-name="P16">chi_2_coop = <text:s text:c="3"/>14.749 <text:s text:c="2"/>548.726 <text:s text:c="6"/>NaN <text:s text:c="3"/>40.829</text:p>
      <text:p text:style-name="P16"></text:p>
      <text:p text:style-name="P16">chi_2_nocoop = <text:s text:c="2"/>10.024 <text:s text:c="2"/>24.737 <text:s text:c="2"/>18.706 <text:s text:c="2"/>15.574</text:p>
      <text:p text:style-name="P16"></text:p>
      <text:p text:style-name="P16">pasanCoop = <text:s text:c="2"/>1 <text:s text:c="2"/>1 <text:s text:c="2"/>0 <text:s text:c="2"/>1</text:p>
      <text:p text:style-name="P16"></text:p>
      <text:p text:style-name="P16">pasanNocoop = <text:s text:c="2"/>0 <text:s text:c="2"/>1 <text:s text:c="2"/>1 <text:s text:c="2"/>1</text:p>
      <text:p text:style-name="P14"/>
      <text:p text:style-name="P15"><text:span text:style-name="T7"><text:s text:c="2"/>% Da casi todo significativo, indicando que las probabilidades de eleción no </text:span></text:p>
      <text:p text:style-name="P15"><text:span text:style-name="T7">provienen de problaciones aleatorias.</text:span></text:p>
      <text:p text:style-name="P15"/>
      <text:p text:style-name="P22"><text:soft-page-break/>Kluskal-Wallis ANOVA</text:p>
      <text:p text:style-name="P22">El an<text:span text:style-name="T10">á</text:span>lisis de varianza de Kluskal-Wallis es la generalizaci<text:span text:style-name="T10">ó</text:span>n directa del test de suma<text:span text:style-name="T10">s</text:span> ranqueadas en el caso que exi<text:span text:style-name="T10">s</text:span>ten tres o mas grupos independientes. se utiliza <text:span text:style-name="T10">para determinar si las observaciones provienen de la misma distribución.</text:span></text:p>
      <text:p text:style-name="P25">El ranqueo se realiza sobre todo el conjunto completo sin importar clases.</text:p>
      <text:p text:style-name="P26">Se analizará la tasa de cooperación entre sujeto tomando al juego iPD como una factor simple del test. </text:p>
      <text:p text:style-name="P15"/>
      <text:p text:style-name="P15"/>
      <text:p text:style-name="P15"/>
      <text:p text:style-name="P27">RESULTADOS</text:p>
      <text:p text:style-name="P17"/>
      <text:p text:style-name="P18">Criterio: Elección de palanca Cooperar 65% </text:p>
      <text:p text:style-name="P18"/>
      <text:p text:style-name="P18"/>
      <text:p text:style-name="P18"/>
      <text:p text:style-name="P19">programas correctos</text:p>
      <text:p text:style-name="P19"/>
      <text:p text:style-name="P19">graficos_iPD_1_2_9s_13s_matrizDeMarkov</text:p>
      <text:p text:style-name="P19"/>
      <text:p text:style-name="P19"><text:tab/>probEleccionXestadoPrimeroUltimo</text:p>
      <text:p text:style-name="P19"/>
      <text:p text:style-name="P19"/>
      <text:p text:style-name="P19"/>
      <text:p text:style-name="P20">Reversion</text:p>
      <text:p text:style-name="P20"/>
      <text:p text:style-name="P20">graficos_iPD_1_2_9s_13s_Reversion_unoxuno_sinMarkov</text:p>
      <text:p text:style-name="P20"/>
      <text:p text:style-name="P20">graficos_iPD_1_2_9s_13s_Reversion_todos</text:p>
      <text:p text:style-name="P20"/>
      <text:p text:style-name="P20"/>
      <text:p text:style-name="P20"/>
      <text:p text:style-name="P20"/>
      <text:p text:style-name="P21">Introducción</text:p>
      <text:p text:style-name="P21"/>
      <text:p text:style-name="P21">XXXXXXXXX</text:p>
      <text:p text:style-name="P21"/>
      <text:p text:style-name="P21">Resultados</text:p>
      <text:p text:style-name="P21"/>
      <text:p text:style-name="P21">Cooperaci<text:span text:style-name="T9">ó</text:span>n poblacional</text:p>
      <text:p text:style-name="P21"/>
      <text:p text:style-name="P21">Los individuos se clasificaron como cooperadores o no cooperadores a través de la frecuencia de elección de la palanca que representa cooperación. <text:span text:style-name="T8">Se utilizaron dos niveles de frecuencia como c</text:span>riterio <text:span text:style-name="T8">de clasificación, 65% y 75%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5T22:14:34.837775991</dc:date>
    <dc:creator>iibm </dc:creator>
    <meta:generator>LibreOffice/4.2.8.2$Linux_X86_64 LibreOffice_project/420m0$Build-2</meta:generator>
    <meta:editing-duration>P0D</meta:editing-duration>
    <meta:editing-cycles>4</meta:editing-cycles>
    <meta:document-statistic meta:table-count="0" meta:image-count="0" meta:object-count="0" meta:page-count="3" meta:paragraph-count="43" meta:word-count="586" meta:character-count="3997" meta:non-whitespace-character-count="3382"/>
  </office:meta>
</office:document-meta>
</file>